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68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ORKS OF THE LORD (68:1-2, 4-17, 21-23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ORKS OF THE LORD (68:1-2, 4-17, 21-23):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Lord's punishment (68:1-2, 21-2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 Lord's punishment (68:1-2, 21-23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He scatters his enemies (68:1-2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He slays his enemies (68:21-23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ORKS OF THE LORD (68:1-2, 4-17, 21-23):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 Lord's punishment (68:1-2, 21-23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 Lord's power (68:4-14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The Lord's power (68:4-14)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Over the world (68:4, 7-9)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Over the world (68:4, 7-9)<text:s text:c="1"/></text:span><text:span text:style-name="a492" text:class-names=""/></text:p>
          </draw:text-box>
          <svg:title/>
          <svg:desc/>
        </draw:frame>
        <draw:frame draw:id="id94" presentation:style-name="a507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He rides the clouds (68:4).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He shakes the land (68:7-8):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<text:s text:c="1"/>He waters the land (68:9).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/></text:p>
              </text:list-item>
            </text:list>
          </draw:text-box>
          <svg:title/>
          <svg:desc/>
        </draw:frame>
      </draw:page>
      <draw:page draw:name="Slide7" draw:style-name="a508" draw:master-page-name="Master1-Layout12-tx-Title-and-Text" presentation:presentation-page-layout-name="Master1-PPL12" draw:id="Slide-262">
        <draw:frame draw:id="id95" presentation:style-name="a512" draw:name="Title 1" svg:x="1.38in" svg:y="0.4in" svg:width="10.6in" svg:height="1.44965in" presentation:class="title" presentation:placeholder="false">
          <draw:text-box>
            <text:p text:style-name="a511" text:class-names="" text:cond-style-name=""><text:span text:style-name="a509" text:class-names=""><text:s text:c="1"/>The Lord's power (68:4-14)<text:s text:c="1"/></text:span><text:span text:style-name="a510" text:class-names=""/></text:p>
          </draw:text-box>
          <svg:title/>
          <svg:desc/>
        </draw:frame>
        <draw:frame draw:id="id96" presentation:style-name="a525" draw:name="Text Placeholder 2" svg:x="1.38in" svg:y="2in" svg:width="9.4in" svg:height="4.75868in" presentation:class="outline" presentation:placeholder="false">
          <draw:text-box>
            <text:list text:style-name="a515">
              <text:list-item>
                <text:p text:style-name="a514" text:class-names="" text:cond-style-name=""><text:span text:style-name="a513" text:class-names=""><text:s text:c="1"/>Over the world (68:4, 7-9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Over his enemies (68:11-14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Over his people (68:5-6, 10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8" draw:style-name="a526" draw:master-page-name="Master1-Layout12-tx-Title-and-Text" presentation:presentation-page-layout-name="Master1-PPL12" draw:id="Slide-263">
        <draw:frame draw:id="id97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Over his people (68:5-6, 10)<text:s text:c="1"/></text:span><text:span text:style-name="a528" text:class-names=""/></text:p>
          </draw:text-box>
          <svg:title/>
          <svg:desc/>
        </draw:frame>
        <draw:frame draw:id="id98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 defends orphans and widows (68:5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e places the lonely in families and frees prisoners (68:6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e provides for his people (68:10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9" draw:style-name="a544" draw:master-page-name="Master1-Layout12-tx-Title-and-Text" presentation:presentation-page-layout-name="Master1-PPL12" draw:id="Slide-264">
        <draw:frame draw:id="id99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The Lord's power (68:4-14)<text:s text:c="1"/></text:span><text:span text:style-name="a546" text:class-names=""/></text:p>
          </draw:text-box>
          <svg:title/>
          <svg:desc/>
        </draw:frame>
        <draw:frame draw:id="id100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Over the world (68:4, 7-9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Over his enemies (68:11-14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<text:s text:c="1"/>Over his people (68:5-6, 10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10" draw:style-name="a562" draw:master-page-name="Master1-Layout12-tx-Title-and-Text" presentation:presentation-page-layout-name="Master1-PPL12" draw:id="Slide-265">
        <draw:frame draw:id="id101" presentation:style-name="a566" draw:name="Title 1" svg:x="1.38in" svg:y="0.4in" svg:width="10.6in" svg:height="1.44965in" presentation:class="title" presentation:placeholder="false">
          <draw:text-box>
            <text:p text:style-name="a565" text:class-names="" text:cond-style-name=""><text:span text:style-name="a563" text:class-names="">THE WORKS OF THE LORD (68:1-2, 4-17, 21-23):<text:s text:c="1"/></text:span><text:span text:style-name="a564" text:class-names=""/></text:p>
          </draw:text-box>
          <svg:title/>
          <svg:desc/>
        </draw:frame>
        <draw:frame draw:id="id102" presentation:style-name="a579" draw:name="Text Placeholder 2" svg:x="1.38in" svg:y="2in" svg:width="9.4in" svg:height="4.75868in" presentation:class="outline" presentation:placeholder="false">
          <draw:text-box>
            <text:list text:style-name="a569">
              <text:list-item>
                <text:p text:style-name="a568" text:class-names="" text:cond-style-name=""><text:span text:style-name="a567" text:class-names=""><text:s text:c="1"/>The Lord's punishment (68:1-2, 21-23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><text:s text:c="1"/>The Lord's power (68:4-14)<text:s text:c="1"/></text:span></text:p>
              </text:list-item>
            </text:list>
            <text:list text:style-name="a575">
              <text:list-item>
                <text:p text:style-name="a574" text:class-names="" text:cond-style-name=""><text:span text:style-name="a573" text:class-names=""><text:s text:c="1"/>The Lord's place (68:15-17):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</draw:text-box>
          <svg:title/>
          <svg:desc/>
        </draw:frame>
      </draw:page>
      <draw:page draw:name="Slide11" draw:style-name="a580" draw:master-page-name="Master1-Layout12-tx-Title-and-Text" presentation:presentation-page-layout-name="Master1-PPL12" draw:id="Slide-266">
        <draw:frame draw:id="id103" presentation:style-name="a584" draw:name="Title 1" svg:x="1.38in" svg:y="0.4in" svg:width="10.6in" svg:height="1.44965in" presentation:class="title" presentation:placeholder="false">
          <draw:text-box>
            <text:p text:style-name="a583" text:class-names="" text:cond-style-name=""><text:span text:style-name="a581" text:class-names="">PSALM 68<text:s text:c="1"/></text:span><text:span text:style-name="a582" text:class-names=""/></text:p>
          </draw:text-box>
          <svg:title/>
          <svg:desc/>
        </draw:frame>
        <draw:frame draw:id="id104" presentation:style-name="a594" draw:name="Text Placeholder 2" svg:x="1.38in" svg:y="2in" svg:width="9.4in" svg:height="4.75868in" presentation:class="outline" presentation:placeholder="false">
          <draw:text-box>
            <text:list text:style-name="a587">
              <text:list-item>
                <text:p text:style-name="a586" text:class-names="" text:cond-style-name=""><text:span text:style-name="a585" text:class-names="">THE WORKS OF THE LORD (68:1-2, 4-17, 21-23):<text:s text:c="1"/></text:span></text:p>
              </text:list-item>
            </text:list>
            <text:list text:style-name="a590">
              <text:list-item>
                <text:p text:style-name="a589" text:class-names="" text:cond-style-name=""><text:span text:style-name="a588" text:class-names="">THE WORSHIP OF THE LORD (68:3, 18-20, 24-35)<text:s text:c="1"/></text:span></text:p>
              </text:list-item>
            </text:list>
            <text:list text:style-name="a593">
              <text:list-item>
                <text:p text:style-name="a592" text:class-names="" text:cond-style-name=""><text:span text:style-name="a591" text:class-names=""/></text:p>
              </text:list-item>
            </text:list>
          </draw:text-box>
          <svg:title/>
          <svg:desc/>
        </draw:frame>
      </draw:page>
      <draw:page draw:name="Slide12" draw:style-name="a595" draw:master-page-name="Master1-Layout12-tx-Title-and-Text" presentation:presentation-page-layout-name="Master1-PPL12" draw:id="Slide-267">
        <draw:frame draw:id="id105" presentation:style-name="a599" draw:name="Title 1" svg:x="1.38in" svg:y="0.4in" svg:width="10.6in" svg:height="1.44965in" presentation:class="title" presentation:placeholder="false">
          <draw:text-box>
            <text:p text:style-name="a598" text:class-names="" text:cond-style-name=""><text:span text:style-name="a596" text:class-names="">THE WORSHIP OF THE LORD (68:3, 18-20, 24-35)<text:s text:c="1"/></text:span><text:span text:style-name="a597" text:class-names=""/></text:p>
          </draw:text-box>
          <svg:title/>
          <svg:desc/>
        </draw:frame>
        <draw:frame draw:id="id106" presentation:style-name="a612" draw:name="Text Placeholder 2" svg:x="1.38in" svg:y="2in" svg:width="9.4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<text:s text:c="1"/>The praise to God (68:3, 19-20, 32-35):<text:s text:c="1"/></text:span></text:p>
              </text:list-item>
            </text:list>
            <text:list text:style-name="a605">
              <text:list-item>
                <text:p text:style-name="a604" text:class-names="" text:cond-style-name=""><text:span text:style-name="a603" text:class-names=""><text:s text:c="1"/>The procession of God (68:24-28):<text:s text:c="1"/></text:span></text:p>
              </text:list-item>
            </text:list>
            <text:list text:style-name="a608">
              <text:list-item>
                <text:p text:style-name="a607" text:class-names="" text:cond-style-name=""><text:span text:style-name="a606" text:class-names=""><text:s text:c="1"/>The presentations to God (68:18, 29-31):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/></text:p>
              </text:list-item>
            </text:list>
          </draw:text-box>
          <svg:title/>
          <svg:desc/>
        </draw:frame>
      </draw:page>
      <draw:page draw:name="Slide13" draw:style-name="a613" draw:master-page-name="Master1-Layout12-tx-Title-and-Text" presentation:presentation-page-layout-name="Master1-PPL12" draw:id="Slide-268">
        <draw:frame draw:id="id107" presentation:style-name="a617" draw:name="Title 1" svg:x="1.38in" svg:y="0.4in" svg:width="10.6in" svg:height="1.44965in" presentation:class="title" presentation:placeholder="false">
          <draw:text-box>
            <text:p text:style-name="a616" text:class-names="" text:cond-style-name=""><text:span text:style-name="a614" text:class-names="">PSALM 68<text:s text:c="1"/></text:span><text:span text:style-name="a615" text:class-names=""/></text:p>
          </draw:text-box>
          <svg:title/>
          <svg:desc/>
        </draw:frame>
        <draw:frame draw:id="id108" presentation:style-name="a627" draw:name="Text Placeholder 2" svg:x="1.38in" svg:y="2in" svg:width="9.4in" svg:height="4.75868in" presentation:class="outline" presentation:placeholder="false">
          <draw:text-box>
            <text:list text:style-name="a620">
              <text:list-item>
                <text:p text:style-name="a619" text:class-names="" text:cond-style-name=""><text:span text:style-name="a618" text:class-names="">THE WORKS OF THE LORD (68:1-2, 4-17, 21-23):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>THE WORSHIP OF THE LORD (68:3, 18-20, 24-35)<text:s text:c="1"/></text:span></text:p>
              </text:list-item>
            </text:list>
            <text:list text:style-name="a626">
              <text:list-item>
                <text:p text:style-name="a625" text:class-names="" text:cond-style-name=""><text:span text:style-name="a624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68 </dc:title>
    <meta:initial-creator>David STRICKLAND</meta:initial-creator>
    <dc:creator>David STRICKLAND</dc:creator>
    <meta:creation-date>2020-02-22T17:38:37Z</meta:creation-date>
    <dc:date>2020-02-22T17:38:37Z</dc:date>
    <meta:template xlink:href="BibleStudy" xlink:type="simple"/>
    <meta:editing-cycles>1</meta:editing-cycles>
    <meta:editing-duration>PT0S</meta:editing-duration>
    <meta:document-statistic meta:paragraph-count="42" meta:word-count="370"/>
  </office:meta>
</office:document-meta>
</file>